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eX Gyre Bonum" svg:font-family="'TeX Gyre Bonum'" style:font-adornments="Regular" style:font-pitch="variable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family-generic="roman" style:font-pitch="variable"/>
    <style:font-face style:name="CMU Classical Serif1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" svg:font-family="'CMU Serif'" style:font-adornments="Negrito" style:font-family-generic="roman" style:font-pitch="variable"/>
    <style:font-face style:name="CMU Serif1" svg:font-family="'CMU Serif'" style:font-adornments="Regular" style:font-family-generic="roman" style:font-pitch="variable"/>
    <style:font-face style:name="CMU Serif2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rpo">
      <style:text-properties officeooo:paragraph-rsid="019d29bf"/>
    </style:style>
    <style:style style:name="P2" style:family="paragraph" style:parent-style-name="Corpo">
      <style:text-properties officeooo:paragraph-rsid="01a07d19"/>
    </style:style>
    <style:style style:name="P3" style:family="paragraph" style:parent-style-name="Corpo">
      <style:text-properties officeooo:paragraph-rsid="01b0c32f"/>
    </style:style>
    <style:style style:name="P4" style:family="paragraph" style:parent-style-name="Corpo">
      <style:text-properties officeooo:paragraph-rsid="01b56ad8"/>
    </style:style>
    <style:style style:name="P5" style:family="paragraph" style:parent-style-name="Pré-título">
      <style:paragraph-properties fo:text-align="start" style:justify-single-word="false"/>
      <style:text-properties officeooo:rsid="017cd64d" officeooo:paragraph-rsid="017cd64d"/>
    </style:style>
    <style:style style:name="P6" style:family="paragraph" style:parent-style-name="Título_20_do_20_relatório">
      <style:text-properties fo:font-size="16pt" style:font-size-asian="16pt" style:font-size-complex="16pt"/>
    </style:style>
    <style:style style:name="T1" style:family="text">
      <style:text-properties officeooo:rsid="01517c8b"/>
    </style:style>
    <style:style style:name="T2" style:family="text">
      <style:text-properties fo:font-variant="small-caps" fo:color="#ffffff" style:font-name="CMU Serif" fo:font-style="normal" fo:font-weight="bold" officeooo:rsid="017aca75"/>
    </style:style>
    <style:style style:name="T3" style:family="text">
      <style:text-properties fo:font-variant="small-caps" fo:color="#ffffff" style:font-name="CMU Serif" fo:font-style="normal" fo:font-weight="bold" officeooo:rsid="017ca8b0"/>
    </style:style>
    <style:style style:name="T4" style:family="text">
      <style:text-properties fo:color="#000000" style:font-name="CMU Serif2" fo:font-weight="normal"/>
    </style:style>
    <style:style style:name="T5" style:family="text">
      <style:text-properties fo:color="#000000" style:font-name="CMU Serif2" fo:font-weight="normal" officeooo:rsid="0182b282"/>
    </style:style>
    <style:style style:name="T6" style:family="text">
      <style:text-properties fo:color="#000000" style:font-name="CMU Serif2" fo:font-weight="normal" officeooo:rsid="0184a622"/>
    </style:style>
    <style:style style:name="T7" style:family="text">
      <style:text-properties fo:color="#000000" style:font-name="CMU Serif2" fo:font-weight="normal" officeooo:rsid="01894643"/>
    </style:style>
    <style:style style:name="T8" style:family="text">
      <style:text-properties fo:color="#000000" style:font-name="CMU Serif2" fo:font-weight="normal" officeooo:rsid="018982ae"/>
    </style:style>
    <style:style style:name="T9" style:family="text">
      <style:text-properties fo:color="#000000" style:font-name="CMU Serif2" fo:font-weight="normal" officeooo:rsid="018b62ba"/>
    </style:style>
    <style:style style:name="T10" style:family="text">
      <style:text-properties fo:color="#000000" style:font-name="CMU Serif2" fo:font-weight="normal" officeooo:rsid="018cafff"/>
    </style:style>
    <style:style style:name="T11" style:family="text">
      <style:text-properties fo:color="#000000" style:font-name="CMU Serif2" fo:font-weight="normal" officeooo:rsid="018f447f"/>
    </style:style>
    <style:style style:name="T12" style:family="text">
      <style:text-properties fo:color="#000000" style:font-name="CMU Serif2" fo:font-weight="normal" officeooo:rsid="01912003"/>
    </style:style>
    <style:style style:name="T13" style:family="text">
      <style:text-properties fo:color="#000000" style:font-name="CMU Serif2" fo:font-weight="normal" officeooo:rsid="01921e94"/>
    </style:style>
    <style:style style:name="T14" style:family="text">
      <style:text-properties fo:color="#000000" style:font-name="CMU Serif2" fo:font-weight="normal" officeooo:rsid="01941cda"/>
    </style:style>
    <style:style style:name="T15" style:family="text">
      <style:text-properties fo:color="#000000" style:font-name="CMU Serif2" fo:font-weight="normal" officeooo:rsid="01942e7a"/>
    </style:style>
    <style:style style:name="T16" style:family="text">
      <style:text-properties fo:color="#000000" style:font-name="CMU Serif2" fo:font-weight="normal" officeooo:rsid="0194d1d9"/>
    </style:style>
    <style:style style:name="T17" style:family="text">
      <style:text-properties fo:color="#000000" style:font-name="CMU Serif2" fo:font-weight="normal" officeooo:rsid="01951555"/>
    </style:style>
    <style:style style:name="T18" style:family="text">
      <style:text-properties fo:color="#000000" style:font-name="CMU Serif2" fo:font-weight="normal" officeooo:rsid="01965d78"/>
    </style:style>
    <style:style style:name="T19" style:family="text">
      <style:text-properties fo:color="#000000" style:font-name="CMU Serif2" fo:font-weight="normal" officeooo:rsid="01983728"/>
    </style:style>
    <style:style style:name="T20" style:family="text">
      <style:text-properties fo:color="#000000" style:font-name="CMU Serif2" fo:font-weight="normal" officeooo:rsid="0199cd6f"/>
    </style:style>
    <style:style style:name="T21" style:family="text">
      <style:text-properties fo:color="#000000" style:font-name="CMU Serif2" fo:font-weight="normal" officeooo:rsid="019ae622"/>
    </style:style>
    <style:style style:name="T22" style:family="text">
      <style:text-properties fo:color="#000000" style:font-name="CMU Serif2" fo:font-weight="normal" officeooo:rsid="019e415d"/>
    </style:style>
    <style:style style:name="T23" style:family="text">
      <style:text-properties fo:color="#000000" style:font-name="CMU Serif2" fo:font-weight="normal" officeooo:rsid="019d29bf"/>
    </style:style>
    <style:style style:name="T24" style:family="text">
      <style:text-properties fo:color="#000000" style:font-name="CMU Serif2" fo:font-weight="normal" officeooo:rsid="019e538c"/>
    </style:style>
    <style:style style:name="T25" style:family="text">
      <style:text-properties fo:color="#000000" style:font-name="CMU Serif2" fo:font-weight="normal" officeooo:rsid="019ebce8"/>
    </style:style>
    <style:style style:name="T26" style:family="text">
      <style:text-properties fo:color="#000000" style:font-name="CMU Serif2" fo:font-weight="normal" officeooo:rsid="01a07d19"/>
    </style:style>
    <style:style style:name="T27" style:family="text">
      <style:text-properties fo:color="#000000" style:font-name="CMU Serif2" fo:font-weight="normal" officeooo:rsid="01a0e901"/>
    </style:style>
    <style:style style:name="T28" style:family="text">
      <style:text-properties fo:color="#000000" style:font-name="CMU Serif2" fo:font-weight="normal" officeooo:rsid="01a14138"/>
    </style:style>
    <style:style style:name="T29" style:family="text">
      <style:text-properties fo:color="#000000" style:font-name="CMU Serif2" fo:font-weight="normal" officeooo:rsid="01a27543"/>
    </style:style>
    <style:style style:name="T30" style:family="text">
      <style:text-properties fo:color="#000000" style:font-name="CMU Serif2" fo:font-weight="normal" officeooo:rsid="01a3c6f4"/>
    </style:style>
    <style:style style:name="T31" style:family="text">
      <style:text-properties fo:color="#000000" style:font-name="CMU Serif2" fo:font-weight="normal" officeooo:rsid="01a5930e"/>
    </style:style>
    <style:style style:name="T32" style:family="text">
      <style:text-properties fo:color="#000000" style:font-name="CMU Serif2" fo:font-weight="normal" officeooo:rsid="01a6d799"/>
    </style:style>
    <style:style style:name="T33" style:family="text">
      <style:text-properties fo:color="#000000" style:font-name="CMU Serif2" fo:font-weight="normal" officeooo:rsid="01a5cc00"/>
    </style:style>
    <style:style style:name="T34" style:family="text">
      <style:text-properties fo:color="#000000" style:font-name="CMU Serif2" fo:font-weight="normal" officeooo:rsid="01a7ce53"/>
    </style:style>
    <style:style style:name="T35" style:family="text">
      <style:text-properties fo:color="#000000" style:font-name="CMU Serif2" fo:font-weight="normal" officeooo:rsid="01a82cb5"/>
    </style:style>
    <style:style style:name="T36" style:family="text">
      <style:text-properties fo:color="#000000" style:font-name="CMU Serif2" fo:font-weight="normal" officeooo:rsid="01a93e90"/>
    </style:style>
    <style:style style:name="T37" style:family="text">
      <style:text-properties fo:color="#000000" style:font-name="CMU Serif2" fo:font-weight="normal" officeooo:rsid="01ab21b2"/>
    </style:style>
    <style:style style:name="T38" style:family="text">
      <style:text-properties fo:color="#000000" style:font-name="CMU Serif2" fo:font-weight="normal" officeooo:rsid="01ac175b"/>
    </style:style>
    <style:style style:name="T39" style:family="text">
      <style:text-properties fo:color="#000000" style:font-name="CMU Serif2" fo:font-weight="normal" officeooo:rsid="01ad0919"/>
    </style:style>
    <style:style style:name="T40" style:family="text">
      <style:text-properties fo:color="#000000" style:font-name="CMU Serif2" fo:font-weight="normal" officeooo:rsid="01ad4df5"/>
    </style:style>
    <style:style style:name="T41" style:family="text">
      <style:text-properties fo:color="#000000" style:font-name="CMU Serif2" fo:font-weight="normal" officeooo:rsid="01aef3dd"/>
    </style:style>
    <style:style style:name="T42" style:family="text">
      <style:text-properties fo:color="#000000" style:font-name="CMU Serif2" fo:font-weight="normal" officeooo:rsid="01b0c32f"/>
    </style:style>
    <style:style style:name="T43" style:family="text">
      <style:text-properties fo:color="#000000" style:font-name="CMU Serif2" fo:font-weight="normal" officeooo:rsid="01b215b5"/>
    </style:style>
    <style:style style:name="T44" style:family="text">
      <style:text-properties fo:color="#000000" style:font-name="CMU Serif2" fo:font-weight="normal" officeooo:rsid="01b42d5e"/>
    </style:style>
    <style:style style:name="T45" style:family="text">
      <style:text-properties fo:color="#000000" style:font-name="CMU Serif2" fo:font-weight="normal" officeooo:rsid="01b4fc56"/>
    </style:style>
    <style:style style:name="T46" style:family="text">
      <style:text-properties fo:color="#000000" style:font-name="CMU Serif2" fo:font-weight="normal" officeooo:rsid="01b51f1b"/>
    </style:style>
    <style:style style:name="T47" style:family="text">
      <style:text-properties fo:color="#000000" style:font-name="CMU Serif2" fo:font-weight="normal" officeooo:rsid="01b56ad8"/>
    </style:style>
    <style:style style:name="T48" style:family="text">
      <style:text-properties fo:color="#000000" style:font-name="CMU Serif2" fo:font-weight="normal" officeooo:rsid="01b61208"/>
    </style:style>
    <style:style style:name="T49" style:family="text">
      <style:text-properties fo:color="#000000" style:font-name="CMU Serif2" fo:font-style="italic" fo:font-weight="normal" officeooo:rsid="0182b282" style:font-style-asian="italic" style:font-style-complex="italic"/>
    </style:style>
    <style:style style:name="T50" style:family="text">
      <style:text-properties officeooo:rsid="01b215b5"/>
    </style:style>
    <style:style style:name="T51" style:family="text">
      <style:text-properties officeooo:rsid="01b51f1b"/>
    </style:style>
    <style:style style:name="T52" style:family="text">
      <style:text-properties officeooo:rsid="01b56ad8"/>
    </style:style>
    <style:style style:name="T53" style:family="text">
      <style:text-properties officeooo:rsid="01b612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mana 2 - Princípios básicos de Design e Estilos de Interação</text:p>
      <text:p text:style-name="P6"><text:span text:style-name="T2">A</text:span><text:span text:style-name="T3">nálise do artigo </text:span>“HelloBox: Creating Safer and Kid-friendly Communities”</text:p>
      <text:p text:style-name="Autor_20_Cabeçalho">Pedro Antônio de Souza <text:span text:style-name="T1">(</text:span>201810557<text:span text:style-name="T1">)</text:span></text:p>
      <text:p text:style-name="P2"><text:span text:style-name="T5">O </text:span><text:span text:style-name="T10">artigo afirma que, nas últimas décadas, </text:span><text:span text:style-name="T12">houve uma redução </text:span><text:span text:style-name="T13">significante</text:span><text:span text:style-name="T12"> da ocorrência de</text:span><text:span text:style-name="T11"> crianças </text:span><text:span text:style-name="T12">que vão à</text:span><text:span text:style-name="T11"> escola ou brinca</text:span><text:span text:style-name="T12">m em seus bairros sem a supervisão de um adulto. Assim </text:span><text:span text:style-name="T15">sendo</text:span><text:span text:style-name="T12">, </text:span><text:span text:style-name="T13">foi proposto</text:span><text:span text:style-name="T5"> </text:span><text:span text:style-name="T6">o</text:span><text:span text:style-name="T5"> </text:span><text:span text:style-name="T49">HelloBox</text:span><text:span text:style-name="T5">, </text:span><text:span text:style-name="T14">um sistema </text:span><text:span text:style-name="T16">que ajuda </text:span><text:span text:style-name="T20">adultos da vizinhança</text:span><text:span text:style-name="T16"> </text:span><text:span text:style-name="T17">a </text:span><text:span text:style-name="T19">rastrear </text:span><text:span text:style-name="T21">crianças</text:span><text:span text:style-name="T17"> quando elas estão </text:span><text:span text:style-name="T18">desacompanhadas</text:span><text:span text:style-name="T17"> </text:span><text:span text:style-name="T19">de </text:span><text:span text:style-name="T17">um </text:span><text:span text:style-name="T21">responsável</text:span><text:span text:style-name="T17">. </text:span><text:span text:style-name="T7">O texto afirma que </text:span><text:span text:style-name="T8">a falta de </text:span><text:span text:style-name="T9">liberdade</text:span><text:span text:style-name="T8"> d</text:span><text:span text:style-name="T17">os jovens</text:span><text:span text:style-name="T8"> pode torná-l</text:span><text:span text:style-name="T17">o</text:span><text:span text:style-name="T8">s mais </text:span><text:span text:style-name="T9">dependentes e </text:span><text:span text:style-name="T8">despreparad</text:span><text:span text:style-name="T18">o</text:span><text:span text:style-name="T8">s para a </text:span><text:span text:style-name="T9">vida adulta. </text:span><text:span text:style-name="T20">O</text:span><text:span text:style-name="T19"> uso do sistema </text:span><text:span text:style-name="T20">aumentará a independência d</text:span><text:span text:style-name="T19">as crianças </text:span><text:span text:style-name="T20">em se deslocar pela comunidade e estimulará as interações sociais entre famílias de uma mesma região.</text:span></text:p>
      <text:p text:style-name="P1"><text:span text:style-name="T26">Para </text:span><text:span text:style-name="T27">compreender as necessidades dos usuários, c</text:span><text:span text:style-name="T23">inco </text:span><text:span text:style-name="T22">pais</text:span><text:span text:style-name="T23"> foram entrevistados </text:span><text:span text:style-name="T22">e </text:span><text:span text:style-name="T29">cinco (do total de sete)</text:span><text:span text:style-name="T22"> </text:span><text:span text:style-name="T29">filhos</text:span><text:span text:style-name="T22"> foram submetid</text:span><text:span text:style-name="T29">o</text:span><text:span text:style-name="T22">s a uma </text:span><text:span text:style-name="T24">sonda</text:span><text:span text:style-name="T22"> cultural </text:span><text:span text:style-name="T27">divida em duas etapas</text:span><text:span text:style-name="T22">. </text:span><text:span text:style-name="T25">Na primeira </text:span><text:span text:style-name="T27">etapa</text:span><text:span text:style-name="T25"> da sonda</text:span><text:span text:style-name="T44">gem</text:span><text:span text:style-name="T25">, </text:span><text:span text:style-name="T28">foi solicitado </text:span><text:span text:style-name="T30">às crianças que </text:span><text:span text:style-name="T28">desenhasse</text:span><text:span text:style-name="T30">m</text:span><text:span text:style-name="T28"> um mapa da vizinhança indicando locais </text:span><text:span text:style-name="T30">em que elas frequentavam e locais que elas gostariam de ir sem um supervisor</text:span><text:span text:style-name="T28">. Já na segunda </text:span><text:span text:style-name="T30">etapa</text:span><text:span text:style-name="T28">, </text:span><text:span text:style-name="T30">foi aplicado um questionário com perguntas curtas sobre atividades </text:span><text:span text:style-name="T45">praticadas</text:span><text:span text:style-name="T30"> ao </text:span><text:span text:style-name="T31">livre e interações com a comunidade.</text:span></text:p>
      <text:p text:style-name="P4"><text:span text:style-name="T32">Após a análise dos</text:span><text:span text:style-name="T33"> dados coletados, </text:span><text:span text:style-name="T34">foram </text:span><text:span text:style-name="T40">concluídos</text:span><text:span text:style-name="T35"> </text:span><text:span text:style-name="T40">quais seriam os </text:span><text:span text:style-name="T35">pontos principais</text:span><text:span text:style-name="T32"> </text:span><text:span text:style-name="T35">d</text:span><text:span text:style-name="T32">o design </text:span><text:span text:style-name="T34">do sistema. </text:span><text:span text:style-name="T35">Foi aplicado o </text:span><text:span text:style-name="T36">processo de design </text:span><text:span text:style-name="T37">da </text:span><text:span text:style-name="T36">IDEO </text:span><text:span text:style-name="T38">(Design Thinking)</text:span><text:span text:style-name="T36"> </text:span><text:span text:style-name="T38">e</text:span><text:span text:style-name="T39"> debatidas</text:span><text:span text:style-name="T38"> 103 ideias. </text:span><text:span text:style-name="T39">Posteriormente, foram condensadas as ideias similares </text:span><text:span text:style-name="T47">e</text:span><text:span text:style-name="T39"> descartadas as ideias </text:span><text:span text:style-name="T40">desconexas </text:span><text:span text:style-name="T41">com </text:span><text:span text:style-name="T46">a conclusão dos</text:span><text:span text:style-name="T41"> pontos principais do design</text:span><text:span text:style-name="T39">. </text:span><text:span text:style-name="T48">Por fim</text:span><text:span text:style-name="T42">, foi solicitado a três entrevistados e outros quatro membros da comunidade que avaliassem o design.</text:span></text:p>
      <text:p text:style-name="P3"><text:span text:style-name="T42">Vale ressaltar que a proposta do artigo possui custo bem abaixo das tecnologias já existentes com o mesmo propósito. Além disso, </text:span><text:span text:style-name="T43">o uso desse sistema estimula a interação entre todos os membros da comunidade, já que crianças poderão circular de forma mais livre e os responsáveis podem interagir entre si já que </text:span><text:span text:style-name="T42">há </text:span><text:span text:style-name="T43">a possibilidade de criação de grupos de adultos confiáveis no aplicativ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eX Gyre Bonum" svg:font-family="'TeX Gyre Bonum'" style:font-adornments="Regular" style:font-pitch="variable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family-generic="roman" style:font-pitch="variable"/>
    <style:font-face style:name="CMU Classical Serif1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" svg:font-family="'CMU Serif'" style:font-adornments="Negrito" style:font-family-generic="roman" style:font-pitch="variable"/>
    <style:font-face style:name="CMU Serif1" svg:font-family="'CMU Serif'" style:font-adornments="Regular" style:font-family-generic="roman" style:font-pitch="variable"/>
    <style:font-face style:name="CMU Serif2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Liberation Serif1" fo:font-family="'Liberation Serif'" style:font-style-name="Regular" style:font-family-generic="roman" style:font-pitch="variable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50%" fo:text-align="justify" style:justify-single-word="false" fo:text-indent="0cm" style:auto-text-indent="false" style:page-number="auto"/>
      <style:text-properties style:font-name="CMU Serif2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style:font-name="CMU Serif" fo:font-family="'CMU Serif'" style:font-style-name="Negrito" style:font-family-generic="roman" style:font-pitch="variable" fo:font-weight="bold"/>
    </style:style>
    <style:style style:name="Estilo_20_personalizado" style:display-name="Estilo personalizado" style:family="paragraph">
      <style:text-properties fo:color="#000000" style:font-name="Liberation Serif1" fo:font-family="'Liberation Serif'" style:font-style-name="Regular" style:font-family-generic="roman" style:font-pitch="variable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 style:parent-style-name="Corpo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1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start" style:justify-single-word="false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>
        <style:tab-stops/>
      </style:paragraph-properties>
      <style:text-properties fo:font-variant="small-caps" fo:color="#000000" style:font-name="CMU Serif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  <style:text-properties style:font-name="CMU Serif1" fo:font-family="'CMU Serif'" style:font-style-name="Regular" style:font-family-generic="roman" style:font-pitch="variable"/>
    </style:style>
    <style:style style:name="Corpo" style:family="paragraph" style:parent-style-name="Estilo_20_personalizado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2" fo:font-family="'CMU Serif'" style:font-style-name="Roman" style:font-family-generic="roman" style:font-pitch="variable" fo:font-weight="normal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2" fo:font-family="'CMU Serif'" style:font-style-name="Roman" style:font-family-generic="roman" style:font-pitch="variable" fo:font-size="12pt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 style:font-name="CMU Serif1" fo:font-family="'CMU Serif'" style:font-style-name="Regular" style:font-family-generic="roman" style:font-pitch="variable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3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TeX Gyre Bonum" fo:font-family="'TeX Gyre Bonum'" style:font-style-name="Regular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11-04T19:19:19.893271146</dc:date>
    <meta:editing-duration>PT1H21M35S</meta:editing-duration>
    <meta:editing-cycles>54</meta:editing-cycles>
    <meta:generator>LibreOffice/6.4.6.2$Linux_X86_64 LibreOffice_project/40$Build-2</meta:generator>
    <meta:document-statistic meta:table-count="0" meta:image-count="0" meta:object-count="0" meta:page-count="1" meta:paragraph-count="7" meta:word-count="333" meta:character-count="2100" meta:non-whitespace-character-count="1774"/>
  </office:meta>
</office:document-meta>
</file>